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94000000C809B4F785E.jpg"/>
  <manifest:file-entry manifest:media-type="image/jpeg" manifest:full-path="Pictures/100000000000094000000C80B5745E6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1.954cm" svg:y="-1.547cm" svg:width="20.955cm" svg:height="28.841cm" draw:z-index="0"><draw:image xlink:href="Pictures/100000000000094000000C809B4F785E.jpg" xlink:type="simple" xlink:show="embed" xlink:actuate="onLoad"/></draw:frame></text:p>
      <text:p text:style-name="Standard"><draw:frame draw:style-name="fr1" draw:name="graphics2" text:anchor-type="paragraph" svg:x="-2cm" svg:y="-0.714cm" svg:width="20.999cm" svg:height="26.859cm" draw:z-index="1"><draw:image xlink:href="Pictures/100000000000094000000C80B5745E63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7T16:40:54.32</meta:creation-date>
    <meta:document-statistic meta:table-count="0" meta:image-count="2" meta:object-count="0" meta:page-count="2" meta:paragraph-count="0" meta:word-count="0" meta:character-count="0"/>
    <dc:date>2016-08-17T16:42:41.63</dc:date>
    <meta:editing-duration>PT1M48S</meta:editing-duration>
    <meta:editing-cycles>1</meta:editing-cycles>
    <meta:generator>OpenOffice/4.1.1$Win32 OpenOffice.org_project/411m6$Build-9775</meta:generator>
  </office:meta>
</office:document-meta>
</file>